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BAUTISTA GUTIERREZ, AYDEE MARLENY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ALTO SIGUAS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25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 COBB</text:span></text:p>
            <text:p text:style-name="P7">Cant.Cajas(Ped 1):<text:span text:style-name="T4">25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01T15:56:17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